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711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99pt solid #000000" fo:background-color="#ff000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fd101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99pt solid #000000" fo:background-color="#ff1f1f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1" style:family="table-cell" style:parent-style-name="Default">
      <style:table-cell-properties fo:background-color="#fd101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ff1f1f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5" style:family="table-cell" style:parent-style-name="Default">
      <style:table-cell-properties fo:border-bottom="0.99pt solid #000000" fo:background-color="#fd101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-bottom="0.99pt solid #000000" fo:background-color="#ff1f1f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7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font-name="Liberation Sans" fo:font-size="12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number-columns-repeated="6" table:default-cell-style-name="Default"/>
        <table:table-column table:style-name="co1" table:default-cell-style-name="ce25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<text:span text:style-name="T1">Horario de rutina: “Locura sana” II (Nivel 9) [PATRÓN ALPHA</text:span>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Lunes</text:p>
          </table:table-cell>
          <table:table-cell table:style-name="ce21" office:value-type="string" calcext:value-type="string">
            <text:p>Martes</text:p>
          </table:table-cell>
          <table:table-cell table:style-name="ce21" office:value-type="string" calcext:value-type="string">
            <text:p>Miércoles</text:p>
          </table:table-cell>
          <table:table-cell table:style-name="ce21" office:value-type="string" calcext:value-type="string">
            <text:p>Jueves</text:p>
          </table:table-cell>
          <table:table-cell table:style-name="ce21" office:value-type="string" calcext:value-type="string">
            <text:p>Viernes</text:p>
          </table:table-cell>
          <table:table-cell table:style-name="ce21" office:value-type="string" calcext:value-type="string">
            <text:p>Sábado</text:p>
          </table:table-cell>
          <table:table-cell table:style-name="ce35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Programación</text:p>
          </table:table-cell>
          <table:table-cell table:number-columns-repeated="4" table:style-name="ce22" office:value-type="string" calcext:value-type="string">
            <text:p>Programación</text:p>
          </table:table-cell>
          <table:table-cell table:style-name="ce22" office:value-type="string" calcext:value-type="string">
            <text:p>Día de </text:p>
            <text:p>Encuentros</text:p>
          </table:table-cell>
          <table:table-cell table:style-name="ce36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24"/>
          <table:covered-table-cell table:style-name="ce37"/>
          <table:table-cell table:number-columns-repeated="2"/>
        </table:table-row>
        <table:table-row table:style-name="ro6">
          <table:table-cell table:style-name="ce63"/>
          <table:table-cell table:style-name="ce70" office:value-type="string" calcext:value-type="string">
            <text:p>07:30hs</text:p>
            <text:p>-</text:p>
            <text:p>08:30hs</text:p>
          </table:table-cell>
          <table:table-cell table:style-name="ce25" office:value-type="string" calcext:value-type="string">
            <text:p>06:00hs</text:p>
            <text:p>-</text:p>
            <text:p>07:00hs</text:p>
          </table:table-cell>
          <table:table-cell table:style-name="ce25" office:value-type="string" calcext:value-type="string">
            <text:p>07:30hs</text:p>
            <text:p>-</text:p>
            <text:p>08:30hs</text:p>
          </table:table-cell>
          <table:table-cell table:style-name="ce25" office:value-type="string" calcext:value-type="string">
            <text:p>06:00hs</text:p>
            <text:p>-</text:p>
            <text:p>07:00hs</text:p>
          </table:table-cell>
          <table:table-cell table:style-name="ce25"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table:style-name="ce33" office:value-type="string" calcext:value-type="string">
            <text:p>09:30hs</text:p>
            <text:p>-</text:p>
            <text:p>13:30hs</text:p>
          </table:table-cell>
          <table:table-cell table:number-columns-repeated="2"/>
        </table:table-row>
        <table:table-row table:style-name="ro7">
          <table:table-cell/>
          <table:table-cell table:style-name="ce13"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table:style-name="ce25"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table:style-name="ce25"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table:style-name="ce25"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table:style-name="ce25"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office:value-type="string" calcext:value-type="string">
            <text:p><text:span text:style-name="T2">07:30hs:Desayuno</text:span></text:p>
            <text:p><text:span text:style-name="T2">Energizante</text:span></text:p>
            <text:p><text:span text:style-name="T3">08:30hs</text:span></text:p>
          </table:table-cell>
          <table:table-cell table:style-name="ce34" table:number-columns-spanned="1" table:number-rows-spanned="10"/>
          <table:table-cell table:number-columns-repeated="2"/>
        </table:table-row>
        <table:table-row table:style-name="ro8">
          <table:table-cell/>
          <table:table-cell table:style-name="ce13" office:value-type="string" calcext:value-type="string">
            <text:p><text:span text:style-name="T2">08:30hs:</text:span></text:p>
            <text:p><text:span text:style-name="T2">Proyecto Zero o</text:span></text:p>
            <text:p><text:span text:style-name="T2">Desarrollo Web</text:span></text:p>
            <text:p><text:span text:style-name="T3">10:30hs</text:span></text:p>
          </table:table-cell>
          <table:table-cell table:style-name="ce20"/>
          <table:table-cell table:style-name="ce25"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table:style-name="ce25" office:value-type="string" calcext:value-type="string">
            <text:p><text:span text:style-name="T2">07:00hs:</text:span></text:p>
            <text:p><text:span text:style-name="T2">Proyecto Zero o</text:span></text:p>
            <text:p><text:span text:style-name="T2">Desarrollo Web</text:span></text:p>
            <text:p><text:span text:style-name="T2">O Código Libre</text:span></text:p>
            <text:p><text:span text:style-name="T3">09:00hs</text:span></text:p>
          </table:table-cell>
          <table:table-cell table:style-name="ce25"/>
          <table:table-cell/>
          <table:covered-table-cell table:style-name="ce33"/>
          <table:table-cell table:number-columns-repeated="2"/>
        </table:table-row>
        <table:table-row table:style-name="ro9">
          <table:table-cell/>
          <table:table-cell table:style-name="ce13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 table:style-name="ce25" office:value-type="string" calcext:value-type="string">
            <text:p><text:span text:style-name="T2">07:30hs:</text:span></text:p>
            <text:p><text:span text:style-name="T2">Proyecto Zero o</text:span></text:p>
            <text:p><text:span text:style-name="T2">Desarrollo Web</text:span></text:p>
            <text:p><text:span text:style-name="T3">09:00hs</text:span></text:p>
          </table:table-cell>
          <table:table-cell table:style-name="ce20"/>
          <table:table-cell table:style-name="ce25" office:value-type="string" calcext:value-type="string">
            <text:p>09:00hs:</text:p>
            <text:p>Barrios Vacios</text:p>
            <text:p>10:00hs</text:p>
          </table:table-cell>
          <table:table-cell table:style-name="ce25" office:value-type="string" calcext:value-type="string">
            <text:p><text:span text:style-name="T2">08:30hs:</text:span></text:p>
            <text:p><text:span text:style-name="T2">Paseo</text:span></text:p>
            <text:p><text:span text:style-name="T2">matutino</text:span></text:p>
            <text:p><text:span text:style-name="T3">10:00hs</text:span></text:p>
          </table:table-cell>
          <table:table-cell office:value-type="string" calcext:value-type="string">
            <text:p><text:span text:style-name="T2">10:00hs:</text:span></text:p>
            <text:p><text:span text:style-name="T2">Proyecto Zero o</text:span></text:p>
            <text:p><text:span text:style-name="T2">Desarrollo Web o</text:span></text:p>
            <text:p><text:span text:style-name="T2"> Código Libre</text:span></text:p>
            <text:p><text:span text:style-name="T3">11:35hs</text:span></text:p>
          </table:table-cell>
          <table:covered-table-cell table:style-name="ce33"/>
          <table:table-cell table:number-columns-repeated="2"/>
        </table:table-row>
        <table:table-row table:style-name="ro10">
          <table:table-cell/>
          <table:table-cell table:style-name="ce13"/>
          <table:table-cell table:style-name="ce25"/>
          <table:table-cell table:style-name="ce25" office:value-type="string" calcext:value-type="string">
            <text:p><text:span text:style-name="T2">09:30hs:</text:span></text:p>
            <text:p><text:span text:style-name="T2">Proyecto Zero o</text:span></text:p>
            <text:p><text:span text:style-name="T2">Desarrollo Web</text:span></text:p>
            <text:p><text:span text:style-name="T2">O Código Libre</text:span></text:p>
            <text:p><text:span text:style-name="T3">11:35hs</text:span></text:p>
          </table:table-cell>
          <table:table-cell table:style-name="ce25"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table:style-name="ce20"/>
          <table:table-cell/>
          <table:covered-table-cell table:style-name="ce33"/>
          <table:table-cell table:number-columns-repeated="2"/>
        </table:table-row>
        <table:table-row table:style-name="ro10">
          <table:table-cell/>
          <table:table-cell table:style-name="ce70" office:value-type="string" calcext:value-type="string">
            <text:p><text:span text:style-name="T2">11:00hs:</text:span></text:p>
            <text:p><text:span text:style-name="T2">Proyecto Zero o</text:span></text:p>
            <text:p><text:span text:style-name="T2">Desarrollo Web</text:span></text:p>
            <text:p><text:span text:style-name="T3">11:30hs</text:span></text:p>
          </table:table-cell>
          <table:table-cell table:style-name="ce25"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style-name="ce20"/>
          <table:table-cell table:style-name="ce25"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style-name="ce25" office:value-type="string" calcext:value-type="string">
            <text:p><text:span text:style-name="T2">10:00hs:</text:span></text:p>
            <text:p><text:span text:style-name="T2">Proyecto Zero o</text:span></text:p>
            <text:p><text:span text:style-name="T2">Desarrollo Web</text:span>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 table:style-name="ce33"/>
          <table:table-cell table:number-columns-repeated="2"/>
        </table:table-row>
        <table:table-row table:style-name="ro11">
          <table:table-cell/>
          <table:table-cell table:style-name="ce70"/>
          <table:table-cell table:style-name="ce25" office:value-type="string" calcext:value-type="string">
            <text:p><text:span text:style-name="T2">10:00hs:</text:span></text:p>
            <text:p><text:span text:style-name="T2">Proyecto Zero o</text:span></text:p>
            <text:p><text:span text:style-name="T2">Desarrollo Web</text:span></text:p>
            <text:p><text:span text:style-name="T4">12:00hs</text:span></text:p>
          </table:table-cell>
          <table:table-cell table:style-name="ce25"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table:style-name="ce25"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table:style-name="ce25"/>
          <table:table-cell/>
          <table:covered-table-cell table:style-name="ce33"/>
          <table:table-cell table:number-columns-repeated="2"/>
        </table:table-row>
        <table:table-row table:style-name="ro12">
          <table:table-cell/>
          <table:table-cell table:style-name="ce70" office:value-type="string" calcext:value-type="string">
            <text:p><text:span text:style-name="T2">11:30hs:</text:span></text:p>
            <text:p><text:span text:style-name="T2">Proyecto Zero</text:span></text:p>
            <text:p><text:span text:style-name="T3">12:00hs</text:span></text:p>
          </table:table-cell>
          <table:table-cell table:style-name="ce25"/>
          <table:table-cell table:style-name="ce25" office:value-type="string" calcext:value-type="string">
            <text:p>11:35hs:</text:p>
            <text:p>Reflexión</text:p>
            <text:p><text:span text:style-name="T4">12:00hs</text:span></text:p>
          </table:table-cell>
          <table:table-cell table:style-name="ce25" office:value-type="string" calcext:value-type="string">
            <text:p>11:35hs:</text:p>
            <text:p>Reflexión</text:p>
            <text:p><text:span text:style-name="T4">12:00hs</text:span></text:p>
          </table:table-cell>
          <table:table-cell table:style-name="ce25"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 table:style-name="ce33"/>
          <table:table-cell table:number-columns-repeated="2"/>
        </table:table-row>
        <table:table-row table:style-name="ro12">
          <table:table-cell/>
          <table:table-cell table:style-name="ce70" office:value-type="string" calcext:value-type="string">
            <text:p>12:00hs:Almuerzo</text:p>
            <text:p><text:span text:style-name="T4">14:30hs</text:span></text:p>
          </table:table-cell>
          <table:table-cell table:style-name="ce25" office:value-type="string" calcext:value-type="string">
            <text:p>12:00hs:Almuerzo</text:p>
            <text:p><text:span text:style-name="T4">14:30hs</text:span></text:p>
          </table:table-cell>
          <table:table-cell table:style-name="ce25" office:value-type="string" calcext:value-type="string">
            <text:p>12:00hs:Almuerzo</text:p>
            <text:p><text:span text:style-name="T4">14:30hs</text:span></text:p>
          </table:table-cell>
          <table:table-cell table:style-name="ce25" office:value-type="string" calcext:value-type="string">
            <text:p>12:00hs:Almuerzo</text:p>
            <text:p><text:span text:style-name="T4">14:30hs</text:span></text:p>
          </table:table-cell>
          <table:table-cell table:style-name="ce25"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 table:style-name="ce33"/>
          <table:table-cell table:number-columns-repeated="2"/>
        </table:table-row>
        <table:table-row table:style-name="ro13">
          <table:table-cell/>
          <table:table-cell table:style-name="ce70" office:value-type="string" calcext:value-type="string">
            <text:p><text:span text:style-name="T2">14:30hs:</text:span></text:p>
            <text:p><text:span text:style-name="T2">Paseo de</text:span></text:p>
            <text:p><text:span text:style-name="T2">Mediodía</text:span></text:p>
            <text:p><text:span text:style-name="T4">16:00hs</text:span></text:p>
          </table:table-cell>
          <table:table-cell table:style-name="ce25" office:value-type="string" calcext:value-type="string">
            <text:p><text:span text:style-name="T2">14:30hs:</text:span></text:p>
            <text:p><text:span text:style-name="T2">Proyecto Zero o</text:span></text:p>
            <text:p><text:span text:style-name="T2">Desarrollo Web</text:span></text:p>
            <text:p><text:span text:style-name="T4">18:00hs</text:span></text:p>
          </table:table-cell>
          <table:table-cell table:style-name="ce25"/>
          <table:table-cell table:style-name="ce25" office:value-type="string" calcext:value-type="string">
            <text:p>14:30hs:Baño</text:p>
            <text:p><text:span text:style-name="T4">16:00hs</text:span></text:p>
          </table:table-cell>
          <table:table-cell table:style-name="ce25"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 table:style-name="ce33"/>
          <table:table-cell table:number-columns-repeated="2"/>
        </table:table-row>
        <table:table-row table:style-name="ro14">
          <table:table-cell/>
          <table:table-cell table:style-name="ce70" office:value-type="string" calcext:value-type="string">
            <text:p><text:span text:style-name="T2">16:00hs:</text:span></text:p>
            <text:p><text:span text:style-name="T2">Proyecto Zero o</text:span></text:p>
            <text:p><text:span text:style-name="T2">Desarrollo Web</text:span></text:p>
            <text:p><text:span text:style-name="T4">17:00hs</text:span></text:p>
          </table:table-cell>
          <table:table-cell table:style-name="ce25"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style-name="ce25"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table:style-name="ce25"/>
          <table:table-cell table:style-name="ce25" office:value-type="string" calcext:value-type="string">
            <text:p><text:span text:style-name="T2">14:30hs:</text:span></text:p>
            <text:p><text:span text:style-name="T2">Proyecto Zero o</text:span></text:p>
            <text:p><text:span text:style-name="T2">Desarrollo Web</text:span></text:p>
            <text:p><text:span text:style-name="T4">16:00hs</text:span></text:p>
          </table:table-cell>
          <table:table-cell/>
          <table:covered-table-cell table:style-name="ce33"/>
          <table:table-cell table:number-columns-repeated="2"/>
        </table:table-row>
        <table:table-row table:style-name="ro11">
          <table:table-cell/>
          <table:table-cell table:style-name="ce70"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style-name="ce25" office:value-type="string" calcext:value-type="string">
            <text:p><text:span text:style-name="T2">16:30hs:</text:span></text:p>
            <text:p><text:span text:style-name="T2">Proyecto Zero o</text:span></text:p>
            <text:p><text:span text:style-name="T2">Desarrollo Web</text:span></text:p>
            <text:p><text:span text:style-name="T5">Resto del día</text:span></text:p>
          </table:table-cell>
          <table:table-cell table:style-name="ce25" office:value-type="string" calcext:value-type="string">
            <text:p>17:35hs:</text:p>
            <text:p>Reflexión</text:p>
            <text:p><text:span text:style-name="T4">18:00hs</text:span></text:p>
          </table:table-cell>
          <table:table-cell table:style-name="ce25" office:value-type="string" calcext:value-type="string">
            <text:p>16:00hs:Código</text:p>
            <text:p>Libre</text:p>
            <text:p><text:span text:style-name="T4">18:00hs</text:span></text:p>
          </table:table-cell>
          <table:table-cell table:style-name="ce20"/>
          <table:table-cell/>
          <table:table-cell table:style-name="ce33"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table:style-name="ce63"/>
        </table:table-row>
        <table:table-row table:style-name="ro15">
          <table:table-cell/>
          <table:table-cell table:style-name="ce70"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table:style-name="ce20"/>
          <table:table-cell table:style-name="ce25" office:value-type="string" calcext:value-type="string">
            <text:p><text:span text:style-name="T2">18:00hs:</text:span></text:p>
            <text:p><text:span text:style-name="T2">Proyecto Zero o</text:span></text:p>
            <text:p><text:span text:style-name="T2">Desarrollo Web</text:span></text:p>
            <text:p><text:span text:style-name="T5">Resto del día</text:span></text:p>
          </table:table-cell>
          <table:table-cell table:style-name="ce25" office:value-type="string" calcext:value-type="string">
            <text:p><text:span text:style-name="T2">18:00hs:</text:span></text:p>
            <text:p><text:span text:style-name="T2">Proyecto Zero o</text:span></text:p>
            <text:p><text:span text:style-name="T2">Desarrollo Web</text:span></text:p>
            <text:p><text:span text:style-name="T5">Resto del día</text:span></text:p>
          </table:table-cell>
          <table:table-cell table:style-name="ce25"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34" table:number-columns-spanned="1" table:number-rows-spanned="4"/>
          <table:table-cell table:number-columns-repeated="2"/>
        </table:table-row>
        <table:table-row table:style-name="ro16">
          <table:table-cell/>
          <table:table-cell table:style-name="ce70"/>
          <table:table-cell table:style-name="ce20" table:number-columns-repeated="3"/>
          <table:table-cell table:style-name="ce25"/>
          <table:table-cell/>
          <table:covered-table-cell table:style-name="ce33"/>
          <table:table-cell table:number-columns-repeated="2"/>
        </table:table-row>
        <table:table-row table:style-name="ro17">
          <table:table-cell/>
          <table:table-cell table:style-name="ce70" office:value-type="string" calcext:value-type="string">
            <text:p>20:00hs:</text:p>
            <text:p>Clase</text:p>
            <text:p>~ <text:span text:style-name="T4">22:00hs</text:span></text:p>
          </table:table-cell>
          <table:table-cell table:style-name="ce20" table:number-columns-repeated="3"/>
          <table:table-cell table:style-name="ce25"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 table:style-name="ce33"/>
          <table:table-cell table:number-columns-repeated="2"/>
        </table:table-row>
        <table:table-row table:style-name="ro10">
          <table:table-cell/>
          <table:table-cell table:style-name="ce70"/>
          <table:table-cell table:style-name="ce20" table:number-columns-repeated="3"/>
          <table:table-cell table:style-name="ce25" office:value-type="string" calcext:value-type="string">
            <text:p><text:span text:style-name="T2">18:00hs:</text:span></text:p>
            <text:p><text:span text:style-name="T2">Proyecto Zero o</text:span></text:p>
            <text:p><text:span text:style-name="T2">Desarrollo Web</text:span></text:p>
            <text:p><text:span text:style-name="T5">Resto del día</text:span></text:p>
          </table:table-cell>
          <table:table-cell/>
          <table:covered-table-cell table:style-name="ce33"/>
          <table:table-cell table:number-columns-repeated="2"/>
        </table:table-row>
        <table:table-row table:style-name="ro10">
          <table:table-cell/>
          <table:table-cell table:style-name="ce14" office:value-type="string" calcext:value-type="string" table:number-columns-spanned="7" table:number-rows-spanned="1">
            <text:p>Hora de ensueño</text:p>
          </table:table-cell>
          <table:covered-table-cell table:number-columns-repeated="4" table:style-name="ce25"/>
          <table:covered-table-cell/>
          <table:covered-table-cell table:style-name="ce33"/>
          <table:table-cell table:number-columns-repeated="2"/>
        </table:table-row>
        <table:table-row table:style-name="ro18">
          <table:table-cell/>
          <table:table-cell table:style-name="ce72" office:value-type="string" calcext:value-type="string">
            <text:p>21:00hs</text:p>
            <text:p>-</text:p>
            <text:p>22:00hs</text:p>
          </table:table-cell>
          <table:table-cell table:style-name="ce82" office:value-type="string" calcext:value-type="string">
            <text:p>22:20hs</text:p>
            <text:p>-</text:p>
            <text:p>23:00hs</text:p>
          </table:table-cell>
          <table:table-cell table:style-name="ce82" office:value-type="string" calcext:value-type="string">
            <text:p>22:20hs</text:p>
            <text:p>-</text:p>
            <text:p>23:00hs</text:p>
          </table:table-cell>
          <table:table-cell table:style-name="ce82" office:value-type="string" calcext:value-type="string">
            <text:p>22:20hs</text:p>
            <text:p>-</text:p>
            <text:p>23:00hs</text:p>
          </table:table-cell>
          <table:table-cell table:style-name="ce82" office:value-type="string" calcext:value-type="string">
            <text:p><text:span text:style-name="T2">19:00hs</text:span></text:p>
            <text:p><text:span text:style-name="T2">-</text:span></text:p>
            <text:p><text:span text:style-name="T2">20:00hs</text:span></text:p>
          </table:table-cell>
          <table:table-cell table:style-name="ce82" office:value-type="string" calcext:value-type="string">
            <text:p>21:00hs</text:p>
            <text:p>-</text:p>
            <text:p>22:00hs</text:p>
          </table:table-cell>
          <table:table-cell table:style-name="ce40" office:value-type="string" calcext:value-type="string">
            <text:p>21:30hs</text:p>
            <text:p>-</text:p>
            <text:p>22:00hs</text:p>
          </table:table-cell>
          <table:table-cell table:number-columns-repeated="2"/>
        </table:table-row>
        <table:table-row table:style-name="ro19" table:number-rows-repeated="8">
          <table:table-cell table:number-columns-repeated="6"/>
          <table:table-cell table:style-name="Default"/>
          <table:table-cell table:number-columns-repeated="3"/>
        </table:table-row>
        <table:table-row table:style-name="ro19">
          <table:table-cell table:number-columns-repeated="4"/>
          <table:table-cell table:style-name="ce63"/>
          <table:table-cell/>
          <table:table-cell table:style-name="Default"/>
          <table:table-cell table:number-columns-repeated="3"/>
        </table:table-row>
        <table:table-row table:style-name="ro19" table:number-rows-repeated="3">
          <table:table-cell table:number-columns-repeated="6"/>
          <table:table-cell table:style-name="Default"/>
          <table:table-cell table:number-columns-repeated="3"/>
        </table:table-row>
        <table:table-row table:style-name="ro19">
          <table:table-cell table:number-columns-repeated="2"/>
          <table:table-cell table:style-name="ce84"/>
          <table:table-cell table:number-columns-repeated="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 style:data-style-name="N2" text:time-value="17:40:01.67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4H19M54S</meta:editing-duration>
    <meta:editing-cycles>48</meta:editing-cycles>
    <meta:generator>LibreOffice/7.3.3.2$Windows_X86_64 LibreOffice_project/d1d0ea68f081ee2800a922cac8f79445e4603348</meta:generator>
    <dc:date>2023-12-15T17:43:02.624000000</dc:date>
    <meta:document-statistic meta:table-count="1" meta:cell-count="87" meta:object-count="0"/>
  </office:meta>
</office:document-meta>
</file>